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Director of Product</text:p>
          </table:table-cell>
        </table:table-row>
        <table:table-row>
          <table:table-cell table:style-name="Table1.A1" office:value-type="string">
            <text:p text:style-name="Table_20_Contents">Sports Reference</text:p>
          </table:table-cell>
        </table:table-row>
        <table:table-row>
          <table:table-cell table:style-name="Table1.A1" office:value-type="string">
            <text:p text:style-name="Table_20_Contents">USA / Remote</text:p>
          </table:table-cell>
        </table:table-row>
      </table:table>
      <text:p text:style-name="First_20_paragraph">Dear Adam Darowski,</text:p>
      <text:p text:style-name="Text_20_body">I am aiming for the User Experience Researcher role.</text:p>
      <text:p text:style-name="Text_20_body">I’m very interested in being part of a Product team, and I believe my mixed background may serve you well. I’m a Sociologist and am now finishing my studies as a Systems Analyst.</text:p>
      <text:p text:style-name="Text_20_body">For the past 3 years, I’ve been working in the tech industry with global teams remotely and async. I trained as a backend developer for a season: the team taught me Agile practices, working as an independent and autonomous nucleus producing meaningful outcomes periodically.</text:p>
      <text:p text:style-name="Text_20_body">As a technical writer, I worked closely with the talent and marketing teams: interviewing regularly with developers as subject matter experts, I valued their knowledge and the relationships they opened up to me, so this triggered me to aim and foster further these kinds of conversations.</text:p>
      <text:p text:style-name="Text_20_body">Later, I worked as a Project Manager close to the Development and QA teams, and UX: an interesting, challenging, and satisfactory role, since the team builds and sees hand-offs to the end-users thru quick iterations. I have grown from technical positions to more hands-on roles, with ever more contact with several stakeholders, such as CEOs, users, and clients; aiming to deliver solid and timely results, focusing on teamwork, building requirements, preparing budgets, prototyping and making the best use of time. I also developed a hunger for a product vision, and understanding users closely with testing and continual rapport.</text:p>
      <text:p text:style-name="Text_20_body">I should clarify my background as a Sociologist: I gained a Masters’ scholarship to study urban art in Brazil. There I trained observation, interviewing, and building hypothesis and testing it with the public. I believe that my background as a sociologist gives me an awareness of all sides’ needs, and fits me well for interviews, research, and testing; I also enjoy prototyping, wireframing, and attending to User Experience [UX], all of which I hope help to deliver great products, and enjoyment with final results for all parties.</text:p>
      <text:p text:style-name="Text_20_body">Thank you for taking the time to consider my credentials.<text:line-break/>Sincerely yours,</text:p>
      <text:p text:style-name="Text_20_body">Benjamin Juarez</text:p>
      <text:p text:style-name="Text_20_body">PS. I am an American living in Argentina and am flexible in work hours and salary. If you want to reach me through WhatsApp you can text me at +5493513 104043. Also, I love sports, I’ve run my whole life, and am currently interested in ultra-running. As a side note, some may not consider chess a sport, but I enjoy playing, studying, and training; I recently did well in a local tourn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